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B0000024FCE2299F2.png"/>
  <manifest:file-entry manifest:media-type="image/png" manifest:full-path="Pictures/100002010000025F000001E9B2D093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irisWipe" smil:subtype="rectangl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stroke="none" draw:fill="none" draw:fill-color="#00cc99" draw:auto-grow-height="true" fo:min-height="12.328cm" draw:shadow="hidden" draw:shadow-color="#808080"/>
    </style:style>
    <style:style style:name="pr4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notes">
      <style:graphic-properties draw:fill-color="#ffffff" fo:min-height="12.328cm"/>
    </style:style>
    <style:style style:name="P1" style:family="paragraph">
      <style:paragraph-properties fo:margin-left="0.732cm" fo:margin-right="0cm" fo:margin-top="0.317cm" fo:margin-bottom="0cm" text:enable-numbering="true" fo:text-indent="-0.732cm"/>
    </style:style>
    <style:style style:name="P2" style:family="paragraph">
      <style:paragraph-properties style:writing-mode="lr-tb"/>
    </style:style>
    <style:style style:name="P3" style:family="paragraph">
      <style:paragraph-properties fo:margin-left="1.247cm" fo:margin-right="0cm" text:enable-numbering="false" fo:text-indent="-1.247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T1" style:family="text">
      <style:text-properties fo:color="#00589c"/>
    </style:style>
    <style:style style:name="T2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text:list-style style:name="L1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</text:list-style>
    <text:list-style style:name="L2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1.206cm" svg:height="15.202cm" svg:x="3.497cm" svg:y="3.125cm" presentation:class="outline" presentation:user-transformed="true">
          <draw:text-box>
            <text:list text:style-name="L1">
              <text:list-item>
                <text:p text:style-name="P1"><text:span text:style-name="T1">IWF Überschriften, hervorgehobener Text</text:span></text:p>
              </text:list-item>
            </text:list>
            <text:list text:style-name="L1">
              <text:list-item>
                <text:p text:style-name="P1">IWF Standard-Text</text:p>
              </text:list-item>
            </text:list>
            <text:list text:style-name="L1">
              <text:list-item>
                <text:p text:style-name="P1">Seitentitel auf Folienmaster ändern</text:p>
              </text:list-item>
            </text:list>
          </draw:text-box>
        </draw:frame>
        <draw:frame presentation:style-name="pr2" draw:text-style-name="P2" draw:layer="layout" svg:width="21.206cm" svg:height="1.8cm" svg:x="3.497cm" svg:y="0.722cm" presentation:class="title" presentation:user-transformed="true">
          <draw:text-box>
            <text:p text:style-name="P3">…Titel</text:p>
          </draw:text-box>
        </draw:frame>
        <presentation:notes draw:style-name="dp2">
          <draw:page-thumbnail draw:layer="layout" svg:width="13.604cm" svg:height="10.204cm" svg:x="2.716cm" svg:y="2.121cm" draw:page-number="1"/>
          <draw:frame presentation:style-name="pr3" draw:text-style-name="P4" draw:layer="layout" svg:width="13.895cm" svg:height="12.328cm" svg:x="2.557cm" svg:y="13.167cm" presentation:class="notes" presentation:placeholder="true">
            <draw:text-box/>
          </draw:frame>
        </presentation:notes>
      </draw:page>
      <draw:page draw:name="page2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4" draw:text-style-name="P2" draw:layer="layout" svg:width="21.206cm" svg:height="15.202cm" svg:x="3.497cm" svg:y="3.125cm" presentation:class="outline" presentation:user-transformed="true">
          <draw:text-box>
            <text:list text:style-name="L1">
              <text:list-item>
                <text:p text:style-name="P1">Folie mit unterschiedlichen Seitentitel</text:p>
              </text:list-item>
            </text:list>
            <text:list text:style-name="L1">
              <text:list-item>
                <text:p text:style-name="P1">Seitentitel auf Folie ändern</text:p>
              </text:list-item>
            </text:list>
          </draw:text-box>
        </draw:frame>
        <draw:frame presentation:style-name="pr5" draw:text-style-name="P2" draw:layer="layout" svg:width="21.206cm" svg:height="1.8cm" svg:x="3.497cm" svg:y="0.722cm" presentation:class="title" presentation:user-transformed="true">
          <draw:text-box>
            <text:p text:style-name="P3">…Titel</text:p>
          </draw:text-box>
        </draw:frame>
        <draw:custom-shape draw:style-name="gr1" draw:text-style-name="P2" draw:layer="layout" svg:width="13.706cm" svg:height="2.095cm" draw:transform="rotate (1.5707963267946) translate (0.498cm 16.228cm)">
          <text:p text:style-name="P5"><text:span text:style-name="T2">Seitentitel ändern…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604cm" svg:height="10.205cm" svg:x="2.716cm" svg:y="2.121cm" draw:page-number="2" presentation:class="page"/>
          <draw:frame presentation:style-name="pr6" draw:layer="layout" svg:width="13.895cm" svg:height="12.328cm" svg:x="2.557cm" svg:y="13.16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-0.172cm" text:min-label-distance="0.172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-0.141cm" text:min-label-distance="0.141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-0.11cm" text:min-label-distance="0.1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3" style:family="presentation" style:parent-style-name="Standard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4" style:family="presentation" style:parent-style-name="Standard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5" style:family="presentation" style:parent-style-name="Standard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6" style:family="presentation" style:parent-style-name="Standard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7" style:family="presentation" style:parent-style-name="Standard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8" style:family="presentation" style:parent-style-name="Standard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9" style:family="presentation" style:parent-style-name="Standard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-0.172cm" text:min-label-distance="0.172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-0.141cm" text:min-label-distance="0.141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-0.11cm" text:min-label-distance="0.1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 text:min-label-width="-0.079cm" text:min-label-distance="0.079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 style:writing-mode="lr-tb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6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tb-rl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7" style:family="paragraph">
      <style:paragraph-properties fo:margin-left="0cm" fo:margin-right="0cm" fo:line-height="100%" text:enable-numbering="false" fo:text-indent="0cm"/>
    </style:style>
    <style:style style:name="P8" style:family="paragraph">
      <style:paragraph-properties fo:margin-left="0cm" fo:margin-right="0cm" fo:line-height="100%" text:enable-numbering="false" fo:text-indent="0cm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text:enable-numbering="false" fo:text-indent="0cm" style:punctuation-wrap="simple" style:line-break="normal"/>
    </style:style>
    <style:style style:name="P13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15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2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8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8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8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8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8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8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8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8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8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89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 draw:page-number="2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custom-shape draw:style-name="gr3" draw:text-style-name="P3" draw:layer="backgroundobjects" svg:width="17.524cm" svg:height="2.633cm" draw:transform="rotate (1.5707963267946) translate (-0.031cm 19.05cm)">
        <text:p/>
        <draw:enhanced-geometry svg:viewBox="0 0 21600 21600" draw:type="rectangle" draw:enhanced-path="M 0 0 L 21600 0 21600 21600 0 21600 0 0 Z N"/>
      </draw:custom-shape>
      <draw:custom-shape draw:style-name="gr4" draw:text-style-name="P4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6" draw:layer="backgroundobjects" svg:width="1.702cm" svg:height="0.601cm" svg:x="23.001cm" svg:y="18.406cm" presentation:class="page-number">
        <draw:text-box>
          <text:p text:style-name="P5"><text:span text:style-name="T1"><text:page-number>&lt;Nummer&gt;</text:page-number></text:span></text:p>
        </draw:text-box>
      </draw:frame>
      <draw:frame presentation:style-name="pr2" draw:text-style-name="P8" draw:layer="backgroundobjects" svg:width="19.416cm" svg:height="0.601cm" svg:x="3.457cm" svg:y="18.406cm" presentation:class="footer">
        <draw:text-box>
          <text:p text:style-name="P7"><text:span text:style-name="T1"><presentation:footer/></text:span></text:p>
        </draw:text-box>
      </draw:frame>
      <draw:frame draw:style-name="gr5" draw:text-style-name="P9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frame presentation:style-name="Standard-title" draw:layer="backgroundobjects" svg:width="21.206cm" svg:height="2.427cm" svg:x="3.497cm" svg:y="0.409cm" presentation:class="title" presentation:placeholder="true">
        <draw:text-box/>
      </draw:frame>
      <draw:custom-shape draw:style-name="gr6" draw:text-style-name="P4" draw:layer="backgroundobjects" svg:width="13.706cm" svg:height="2.095cm" draw:transform="rotate (1.5707963267946) translate (0.498cm 16.228cm)">
        <text:p text:style-name="P10"><text:span text:style-name="T2">Folienmaster ändern…</text:span></text:p>
        <draw:enhanced-geometry svg:viewBox="0 0 21600 21600" draw:type="mso-spt202" draw:enhanced-path="M 0 0 L 21600 0 21600 21600 0 21600 0 0 Z N"/>
      </draw:custom-shape>
      <draw:frame draw:style-name="gr7" draw:text-style-name="P9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8" draw:text-style-name="P11" draw:layer="backgroundobjects" svg:width="18.87cm" svg:height="27.52cm" svg:x="0cm" svg:y="0cm">
          <text:p/>
        </draw:rect>
        <draw:frame presentation:style-name="pr3" draw:text-style-name="P13" draw:layer="backgroundobjects" svg:width="8.123cm" svg:height="1.271cm" svg:x="-0.001cm" svg:y="0cm" presentation:class="header">
          <draw:text-box>
            <text:p text:style-name="P12"><text:span text:style-name="T3"><presentation:header/></text:span></text:p>
          </draw:text-box>
        </draw:frame>
        <draw:frame presentation:style-name="pr3" draw:text-style-name="P15" draw:layer="backgroundobjects" svg:width="8.114cm" svg:height="1.271cm" svg:x="10.689cm" svg:y="0cm" presentation:class="date-time">
          <draw:text-box>
            <text:p text:style-name="P14"><text:span text:style-name="T3"><presentation:date-time/></text:span></text:p>
          </draw:text-box>
        </draw:frame>
        <draw:page-thumbnail presentation:style-name="Standard-title" draw:layer="backgroundobjects" svg:width="13.604cm" svg:height="10.205cm" svg:x="2.716cm" svg:y="2.121cm" presentation:class="page"/>
        <draw:frame presentation:style-name="Standard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13" draw:layer="backgroundobjects" svg:width="8.123cm" svg:height="1.271cm" svg:x="-0.001cm" svg:y="26.14cm" presentation:class="footer">
          <draw:text-box>
            <text:p text:style-name="P12"><text:span text:style-name="T3"><presentation:footer/></text:span></text:p>
          </draw:text-box>
        </draw:frame>
        <draw:frame presentation:style-name="pr4" draw:text-style-name="P15" draw:layer="backgroundobjects" svg:width="8.114cm" svg:height="1.271cm" svg:x="10.689cm" svg:y="26.14cm" presentation:class="page-number">
          <draw:text-box>
            <text:p text:style-name="P14"><text:span text:style-name="T3"><text:page-number>&lt;Nummer&gt;</text:page-number></text:span></text:p>
          </draw:text-box>
        </draw:frame>
      </presentation:notes>
    </style:master-page>
    <style:master-page style:name="Titel1" style:page-layout-name="PM1" draw:style-name="dp1">
      <draw:custom-shape draw:style-name="gr4" draw:text-style-name="P4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4" draw:text-style-name="P4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4" draw:text-style-name="P4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5" draw:text-style-name="P9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4" draw:text-style-name="P4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5" draw:text-style-name="P6" draw:layer="backgroundobjects" svg:width="1.702cm" svg:height="0.601cm" svg:x="23.001cm" svg:y="18.406cm" presentation:class="page-number">
        <draw:text-box>
          <text:p text:style-name="P5"><text:span text:style-name="T1"><text:page-number>&lt;Nummer&gt;</text:page-number></text:span></text:p>
        </draw:text-box>
      </draw:frame>
      <draw:frame presentation:style-name="pr6" draw:text-style-name="P8" draw:layer="backgroundobjects" svg:width="19.416cm" svg:height="0.618cm" svg:x="3.457cm" svg:y="18.388cm" presentation:class="footer">
        <draw:text-box>
          <text:p text:style-name="P7"><text:span text:style-name="T1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7" draw:text-style-name="P9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8" draw:text-style-name="P11" draw:layer="backgroundobjects" svg:width="18.87cm" svg:height="27.52cm" svg:x="0cm" svg:y="0cm">
          <text:p/>
        </draw:rect>
        <draw:frame presentation:style-name="pr7" draw:text-style-name="P13" draw:layer="backgroundobjects" svg:width="8.123cm" svg:height="1.271cm" svg:x="-0.001cm" svg:y="0cm" presentation:class="header">
          <draw:text-box>
            <text:p text:style-name="P12"><text:span text:style-name="T3"><presentation:header/></text:span></text:p>
          </draw:text-box>
        </draw:frame>
        <draw:frame presentation:style-name="pr7" draw:text-style-name="P15" draw:layer="backgroundobjects" svg:width="8.114cm" svg:height="1.271cm" svg:x="10.689cm" svg:y="0cm" presentation:class="date-time">
          <draw:text-box>
            <text:p text:style-name="P14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8" draw:text-style-name="P13" draw:layer="backgroundobjects" svg:width="8.123cm" svg:height="1.271cm" svg:x="-0.001cm" svg:y="26.14cm" presentation:class="footer">
          <draw:text-box>
            <text:p text:style-name="P12"><text:span text:style-name="T3"><presentation:footer/></text:span></text:p>
          </draw:text-box>
        </draw:frame>
        <draw:frame presentation:style-name="pr8" draw:text-style-name="P15" draw:layer="backgroundobjects" svg:width="8.114cm" svg:height="1.271cm" svg:x="10.689cm" svg:y="26.14cm" presentation:class="page-number">
          <draw:text-box>
            <text:p text:style-name="P14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Harald Ottacher</dc:creator>
    <dc:date>2007-03-15T10:56:31</dc:date>
    <meta:print-date>2007-05-02T11:45:36</meta:print-date>
    <dc:language>en-US</dc:language>
    <meta:editing-cycles>8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